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GSM2-18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SM2-22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SM2-272</text:p>
          </table:table-cell>
          <table:covered-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2006" calcext:value-type="float">
            <text:p>2006</text:p>
          </table:table-cell>
          <table:table-cell office:value-type="float" office:value="501" calcext:value-type="float">
            <text:p>501</text:p>
          </table:table-cell>
          <table:table-cell office:value-type="float" office:value="102989" calcext:value-type="float">
            <text:p>102989</text:p>
          </table:table-cell>
          <table:table-cell office:value-type="float" office:value="17382" calcext:value-type="float">
            <text:p>17382</text:p>
          </table:table-cell>
          <table:table-cell office:value-type="float" office:value="4916" calcext:value-type="float">
            <text:p>4916</text:p>
          </table:table-cell>
          <table:table-cell office:value-type="float" office:value="74782" calcext:value-type="float">
            <text:p>74782</text:p>
          </table:table-cell>
          <table:table-cell office:value-type="float" office:value="46218" calcext:value-type="float">
            <text:p>46218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897" calcext:value-type="float">
            <text:p>1897</text:p>
          </table:table-cell>
          <table:table-cell office:value-type="float" office:value="464" calcext:value-type="float">
            <text:p>464</text:p>
          </table:table-cell>
          <table:table-cell office:value-type="float" office:value="102513" calcext:value-type="float">
            <text:p>102513</text:p>
          </table:table-cell>
          <table:table-cell office:value-type="float" office:value="15966" calcext:value-type="float">
            <text:p>15966</text:p>
          </table:table-cell>
          <table:table-cell office:value-type="float" office:value="5061" calcext:value-type="float">
            <text:p>5061</text:p>
          </table:table-cell>
          <table:table-cell office:value-type="float" office:value="80133" calcext:value-type="float">
            <text:p>80133</text:p>
          </table:table-cell>
          <table:table-cell office:value-type="float" office:value="44379" calcext:value-type="float">
            <text:p>44379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1731" calcext:value-type="float">
            <text:p>1731</text:p>
          </table:table-cell>
          <table:table-cell office:value-type="float" office:value="339" calcext:value-type="float">
            <text:p>339</text:p>
          </table:table-cell>
          <table:table-cell office:value-type="float" office:value="104033" calcext:value-type="float">
            <text:p>104033</text:p>
          </table:table-cell>
          <table:table-cell office:value-type="float" office:value="18158" calcext:value-type="float">
            <text:p>18158</text:p>
          </table:table-cell>
          <table:table-cell office:value-type="float" office:value="5049" calcext:value-type="float">
            <text:p>5049</text:p>
          </table:table-cell>
          <table:table-cell office:value-type="float" office:value="83638" calcext:value-type="float">
            <text:p>83638</text:p>
          </table:table-cell>
          <table:table-cell office:value-type="float" office:value="46259" calcext:value-type="float">
            <text:p>46259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1674" calcext:value-type="float">
            <text:p>1674</text:p>
          </table:table-cell>
          <table:table-cell office:value-type="float" office:value="582" calcext:value-type="float">
            <text:p>582</text:p>
          </table:table-cell>
          <table:table-cell office:value-type="float" office:value="90233" calcext:value-type="float">
            <text:p>90233</text:p>
          </table:table-cell>
          <table:table-cell office:value-type="float" office:value="18698" calcext:value-type="float">
            <text:p>18698</text:p>
          </table:table-cell>
          <table:table-cell office:value-type="float" office:value="4546" calcext:value-type="float">
            <text:p>4546</text:p>
          </table:table-cell>
          <table:table-cell office:value-type="float" office:value="78181" calcext:value-type="float">
            <text:p>78181</text:p>
          </table:table-cell>
          <table:table-cell office:value-type="float" office:value="46316" calcext:value-type="float">
            <text:p>46316</text:p>
          </table:table-cell>
          <table:table-cell office:value-type="float" office:value="14245" calcext:value-type="float">
            <text:p>14245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1747" calcext:value-type="float">
            <text:p>1747</text:p>
          </table:table-cell>
          <table:table-cell office:value-type="float" office:value="519" calcext:value-type="float">
            <text:p>519</text:p>
          </table:table-cell>
          <table:table-cell office:value-type="float" office:value="89201" calcext:value-type="float">
            <text:p>89201</text:p>
          </table:table-cell>
          <table:table-cell office:value-type="float" office:value="17592" calcext:value-type="float">
            <text:p>17592</text:p>
          </table:table-cell>
          <table:table-cell office:value-type="float" office:value="4777" calcext:value-type="float">
            <text:p>4777</text:p>
          </table:table-cell>
          <table:table-cell office:value-type="float" office:value="80496" calcext:value-type="float">
            <text:p>80496</text:p>
          </table:table-cell>
          <table:table-cell office:value-type="float" office:value="46525" calcext:value-type="float">
            <text:p>46525</text:p>
          </table:table-cell>
          <table:table-cell office:value-type="float" office:value="15094" calcext:value-type="float">
            <text:p>15094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1536" calcext:value-type="float">
            <text:p>1536</text:p>
          </table:table-cell>
          <table:table-cell office:value-type="float" office:value="519" calcext:value-type="float">
            <text:p>519</text:p>
          </table:table-cell>
          <table:table-cell office:value-type="float" office:value="94201" calcext:value-type="float">
            <text:p>94201</text:p>
          </table:table-cell>
          <table:table-cell office:value-type="float" office:value="17305" calcext:value-type="float">
            <text:p>17305</text:p>
          </table:table-cell>
          <table:table-cell office:value-type="float" office:value="5039" calcext:value-type="float">
            <text:p>5039</text:p>
          </table:table-cell>
          <table:table-cell office:value-type="float" office:value="81280" calcext:value-type="float">
            <text:p>81280</text:p>
          </table:table-cell>
          <table:table-cell office:value-type="float" office:value="44039" calcext:value-type="float">
            <text:p>44039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2092" calcext:value-type="float">
            <text:p>2092</text:p>
          </table:table-cell>
          <table:table-cell office:value-type="float" office:value="538" calcext:value-type="float">
            <text:p>538</text:p>
          </table:table-cell>
          <table:table-cell office:value-type="float" office:value="91151" calcext:value-type="float">
            <text:p>91151</text:p>
          </table:table-cell>
          <table:table-cell office:value-type="float" office:value="17566" calcext:value-type="float">
            <text:p>17566</text:p>
          </table:table-cell>
          <table:table-cell office:value-type="float" office:value="4585" calcext:value-type="float">
            <text:p>4585</text:p>
          </table:table-cell>
          <table:table-cell office:value-type="float" office:value="85778" calcext:value-type="float">
            <text:p>85778</text:p>
          </table:table-cell>
          <table:table-cell office:value-type="float" office:value="44230" calcext:value-type="float">
            <text:p>44230</text:p>
          </table:table-cell>
          <table:table-cell office:value-type="float" office:value="13746" calcext:value-type="float">
            <text:p>13746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725" calcext:value-type="float">
            <text:p>1725</text:p>
          </table:table-cell>
          <table:table-cell office:value-type="float" office:value="627" calcext:value-type="float">
            <text:p>627</text:p>
          </table:table-cell>
          <table:table-cell office:value-type="float" office:value="105037" calcext:value-type="float">
            <text:p>105037</text:p>
          </table:table-cell>
          <table:table-cell office:value-type="float" office:value="18018" calcext:value-type="float">
            <text:p>18018</text:p>
          </table:table-cell>
          <table:table-cell office:value-type="float" office:value="5405" calcext:value-type="float">
            <text:p>5405</text:p>
          </table:table-cell>
          <table:table-cell office:value-type="float" office:value="81642" calcext:value-type="float">
            <text:p>81642</text:p>
          </table:table-cell>
          <table:table-cell office:value-type="float" office:value="49172" calcext:value-type="float">
            <text:p>49172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773" calcext:value-type="float">
            <text:p>1773</text:p>
          </table:table-cell>
          <table:table-cell office:value-type="float" office:value="441" calcext:value-type="float">
            <text:p>441</text:p>
          </table:table-cell>
          <table:table-cell office:value-type="float" office:value="103075" calcext:value-type="float">
            <text:p>103075</text:p>
          </table:table-cell>
          <table:table-cell office:value-type="float" office:value="17781" calcext:value-type="float">
            <text:p>17781</text:p>
          </table:table-cell>
          <table:table-cell office:value-type="float" office:value="5271" calcext:value-type="float">
            <text:p>5271</text:p>
          </table:table-cell>
          <table:table-cell office:value-type="float" office:value="85610" calcext:value-type="float">
            <text:p>85610</text:p>
          </table:table-cell>
          <table:table-cell office:value-type="float" office:value="48565" calcext:value-type="float">
            <text:p>48565</text:p>
          </table:table-cell>
          <table:table-cell office:value-type="float" office:value="15738" calcext:value-type="float">
            <text:p>15738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2139" calcext:value-type="float">
            <text:p>2139</text:p>
          </table:table-cell>
          <table:table-cell office:value-type="float" office:value="687" calcext:value-type="float">
            <text:p>687</text:p>
          </table:table-cell>
          <table:table-cell office:value-type="float" office:value="89201" calcext:value-type="float">
            <text:p>89201</text:p>
          </table:table-cell>
          <table:table-cell office:value-type="float" office:value="18823" calcext:value-type="float">
            <text:p>18823</text:p>
          </table:table-cell>
          <table:table-cell office:value-type="float" office:value="4790" calcext:value-type="float">
            <text:p>4790</text:p>
          </table:table-cell>
          <table:table-cell office:value-type="float" office:value="77914" calcext:value-type="float">
            <text:p>77914</text:p>
          </table:table-cell>
          <table:table-cell office:value-type="float" office:value="49380" calcext:value-type="float">
            <text:p>4938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1936" calcext:value-type="float">
            <text:p>1936</text:p>
          </table:table-cell>
          <table:table-cell office:value-type="float" office:value="478" calcext:value-type="float">
            <text:p>478</text:p>
          </table:table-cell>
          <table:table-cell office:value-type="float" office:value="93069" calcext:value-type="float">
            <text:p>93069</text:p>
          </table:table-cell>
          <table:table-cell office:value-type="float" office:value="16758" calcext:value-type="float">
            <text:p>16758</text:p>
          </table:table-cell>
          <table:table-cell office:value-type="float" office:value="4000" calcext:value-type="float">
            <text:p>4000</text:p>
          </table:table-cell>
          <table:table-cell office:value-type="float" office:value="81256" calcext:value-type="float">
            <text:p>81256</text:p>
          </table:table-cell>
          <table:table-cell office:value-type="float" office:value="46761" calcext:value-type="float">
            <text:p>46761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1951" calcext:value-type="float">
            <text:p>1951</text:p>
          </table:table-cell>
          <table:table-cell office:value-type="float" office:value="562" calcext:value-type="float">
            <text:p>562</text:p>
          </table:table-cell>
          <table:table-cell office:value-type="float" office:value="109507" calcext:value-type="float">
            <text:p>109507</text:p>
          </table:table-cell>
          <table:table-cell office:value-type="float" office:value="17221" calcext:value-type="float">
            <text:p>17221</text:p>
          </table:table-cell>
          <table:table-cell office:value-type="float" office:value="4372" calcext:value-type="float">
            <text:p>4372</text:p>
          </table:table-cell>
          <table:table-cell office:value-type="float" office:value="76794" calcext:value-type="float">
            <text:p>76794</text:p>
          </table:table-cell>
          <table:table-cell office:value-type="float" office:value="48385" calcext:value-type="float">
            <text:p>48385</text:p>
          </table:table-cell>
          <table:table-cell office:value-type="float" office:value="14201" calcext:value-type="float">
            <text:p>14201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1938" calcext:value-type="float">
            <text:p>1938</text:p>
          </table:table-cell>
          <table:table-cell office:value-type="float" office:value="691" calcext:value-type="float">
            <text:p>691</text:p>
          </table:table-cell>
          <table:table-cell office:value-type="float" office:value="108260" calcext:value-type="float">
            <text:p>108260</text:p>
          </table:table-cell>
          <table:table-cell office:value-type="float" office:value="16639" calcext:value-type="float">
            <text:p>16639</text:p>
          </table:table-cell>
          <table:table-cell office:value-type="float" office:value="4546" calcext:value-type="float">
            <text:p>4546</text:p>
          </table:table-cell>
          <table:table-cell office:value-type="float" office:value="96334" calcext:value-type="float">
            <text:p>96334</text:p>
          </table:table-cell>
          <table:table-cell office:value-type="float" office:value="43389" calcext:value-type="float">
            <text:p>43389</text:p>
          </table:table-cell>
          <table:table-cell office:value-type="float" office:value="13545" calcext:value-type="float">
            <text:p>13545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1945" calcext:value-type="float">
            <text:p>1945</text:p>
          </table:table-cell>
          <table:table-cell office:value-type="float" office:value="394" calcext:value-type="float">
            <text:p>394</text:p>
          </table:table-cell>
          <table:table-cell office:value-type="float" office:value="119265" calcext:value-type="float">
            <text:p>119265</text:p>
          </table:table-cell>
          <table:table-cell office:value-type="float" office:value="16861" calcext:value-type="float">
            <text:p>16861</text:p>
          </table:table-cell>
          <table:table-cell office:value-type="float" office:value="4775" calcext:value-type="float">
            <text:p>4775</text:p>
          </table:table-cell>
          <table:table-cell office:value-type="float" office:value="80449" calcext:value-type="float">
            <text:p>80449</text:p>
          </table:table-cell>
          <table:table-cell office:value-type="float" office:value="43884" calcext:value-type="float">
            <text:p>43884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783" calcext:value-type="float">
            <text:p>1783</text:p>
          </table:table-cell>
          <table:table-cell office:value-type="float" office:value="687" calcext:value-type="float">
            <text:p>687</text:p>
          </table:table-cell>
          <table:table-cell office:value-type="float" office:value="101779" calcext:value-type="float">
            <text:p>101779</text:p>
          </table:table-cell>
          <table:table-cell office:value-type="float" office:value="16440" calcext:value-type="float">
            <text:p>16440</text:p>
          </table:table-cell>
          <table:table-cell office:value-type="float" office:value="5203" calcext:value-type="float">
            <text:p>5203</text:p>
          </table:table-cell>
          <table:table-cell office:value-type="float" office:value="87170" calcext:value-type="float">
            <text:p>87170</text:p>
          </table:table-cell>
          <table:table-cell office:value-type="float" office:value="45505" calcext:value-type="float">
            <text:p>45505</text:p>
          </table:table-cell>
          <table:table-cell office:value-type="float" office:value="13051" calcext:value-type="float">
            <text:p>13051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1784" calcext:value-type="float">
            <text:p>1784</text:p>
          </table:table-cell>
          <table:table-cell office:value-type="float" office:value="566" calcext:value-type="float">
            <text:p>566</text:p>
          </table:table-cell>
          <table:table-cell office:value-type="float" office:value="104082" calcext:value-type="float">
            <text:p>104082</text:p>
          </table:table-cell>
          <table:table-cell office:value-type="float" office:value="17667" calcext:value-type="float">
            <text:p>17667</text:p>
          </table:table-cell>
          <table:table-cell office:value-type="float" office:value="4582" calcext:value-type="float">
            <text:p>4582</text:p>
          </table:table-cell>
          <table:table-cell office:value-type="float" office:value="82831" calcext:value-type="float">
            <text:p>82831</text:p>
          </table:table-cell>
          <table:table-cell office:value-type="float" office:value="47409" calcext:value-type="float">
            <text:p>47409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1798" calcext:value-type="float">
            <text:p>1798</text:p>
          </table:table-cell>
          <table:table-cell office:value-type="float" office:value="378" calcext:value-type="float">
            <text:p>378</text:p>
          </table:table-cell>
          <table:table-cell office:value-type="float" office:value="100706" calcext:value-type="float">
            <text:p>100706</text:p>
          </table:table-cell>
          <table:table-cell office:value-type="float" office:value="15226" calcext:value-type="float">
            <text:p>15226</text:p>
          </table:table-cell>
          <table:table-cell office:value-type="float" office:value="4777" calcext:value-type="float">
            <text:p>4777</text:p>
          </table:table-cell>
          <table:table-cell office:value-type="float" office:value="88472" calcext:value-type="float">
            <text:p>88472</text:p>
          </table:table-cell>
          <table:table-cell office:value-type="float" office:value="46938" calcext:value-type="float">
            <text:p>46938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1844" calcext:value-type="float">
            <text:p>1844</text:p>
          </table:table-cell>
          <table:table-cell office:value-type="float" office:value="551" calcext:value-type="float">
            <text:p>551</text:p>
          </table:table-cell>
          <table:table-cell office:value-type="float" office:value="101843" calcext:value-type="float">
            <text:p>101843</text:p>
          </table:table-cell>
          <table:table-cell office:value-type="float" office:value="16660" calcext:value-type="float">
            <text:p>16660</text:p>
          </table:table-cell>
          <table:table-cell office:value-type="float" office:value="5128" calcext:value-type="float">
            <text:p>5128</text:p>
          </table:table-cell>
          <table:table-cell office:value-type="float" office:value="83433" calcext:value-type="float">
            <text:p>83433</text:p>
          </table:table-cell>
          <table:table-cell office:value-type="float" office:value="42379" calcext:value-type="float">
            <text:p>42379</text:p>
          </table:table-cell>
          <table:table-cell office:value-type="float" office:value="13008" calcext:value-type="float">
            <text:p>13008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1713" calcext:value-type="float">
            <text:p>1713</text:p>
          </table:table-cell>
          <table:table-cell office:value-type="float" office:value="556" calcext:value-type="float">
            <text:p>556</text:p>
          </table:table-cell>
          <table:table-cell office:value-type="float" office:value="101624" calcext:value-type="float">
            <text:p>101624</text:p>
          </table:table-cell>
          <table:table-cell office:value-type="float" office:value="17127" calcext:value-type="float">
            <text:p>17127</text:p>
          </table:table-cell>
          <table:table-cell office:value-type="float" office:value="4907" calcext:value-type="float">
            <text:p>4907</text:p>
          </table:table-cell>
          <table:table-cell office:value-type="float" office:value="78468" calcext:value-type="float">
            <text:p>78468</text:p>
          </table:table-cell>
          <table:table-cell office:value-type="float" office:value="46109" calcext:value-type="float">
            <text:p>46109</text:p>
          </table:table-cell>
          <table:table-cell office:value-type="float" office:value="14754" calcext:value-type="float">
            <text:p>14754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741" calcext:value-type="float">
            <text:p>1741</text:p>
          </table:table-cell>
          <table:table-cell office:value-type="float" office:value="1046" calcext:value-type="float">
            <text:p>1046</text:p>
          </table:table-cell>
          <table:table-cell office:value-type="float" office:value="97280" calcext:value-type="float">
            <text:p>97280</text:p>
          </table:table-cell>
          <table:table-cell office:value-type="float" office:value="16077" calcext:value-type="float">
            <text:p>16077</text:p>
          </table:table-cell>
          <table:table-cell office:value-type="float" office:value="5181" calcext:value-type="float">
            <text:p>5181</text:p>
          </table:table-cell>
          <table:table-cell office:value-type="float" office:value="85447" calcext:value-type="float">
            <text:p>85447</text:p>
          </table:table-cell>
          <table:table-cell office:value-type="float" office:value="46938" calcext:value-type="float">
            <text:p>46938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2005" calcext:value-type="float">
            <text:p>2005</text:p>
          </table:table-cell>
          <table:table-cell office:value-type="float" office:value="668" calcext:value-type="float">
            <text:p>668</text:p>
          </table:table-cell>
          <table:table-cell office:value-type="float" office:value="94253" calcext:value-type="float">
            <text:p>94253</text:p>
          </table:table-cell>
          <table:table-cell office:value-type="float" office:value="16329" calcext:value-type="float">
            <text:p>16329</text:p>
          </table:table-cell>
          <table:table-cell office:value-type="float" office:value="4421" calcext:value-type="float">
            <text:p>4421</text:p>
          </table:table-cell>
          <table:table-cell office:value-type="float" office:value="80920" calcext:value-type="float">
            <text:p>80920</text:p>
          </table:table-cell>
          <table:table-cell office:value-type="float" office:value="45962" calcext:value-type="float">
            <text:p>45962</text:p>
          </table:table-cell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1935" calcext:value-type="float">
            <text:p>1935</text:p>
          </table:table-cell>
          <table:table-cell office:value-type="float" office:value="501" calcext:value-type="float">
            <text:p>501</text:p>
          </table:table-cell>
          <table:table-cell office:value-type="float" office:value="92554" calcext:value-type="float">
            <text:p>92554</text:p>
          </table:table-cell>
          <table:table-cell office:value-type="float" office:value="16638" calcext:value-type="float">
            <text:p>16638</text:p>
          </table:table-cell>
          <table:table-cell office:value-type="float" office:value="5023" calcext:value-type="float">
            <text:p>5023</text:p>
          </table:table-cell>
          <table:table-cell office:value-type="float" office:value="87345" calcext:value-type="float">
            <text:p>87345</text:p>
          </table:table-cell>
          <table:table-cell office:value-type="float" office:value="45782" calcext:value-type="float">
            <text:p>45782</text:p>
          </table:table-cell>
          <table:table-cell office:value-type="float" office:value="13103" calcext:value-type="float">
            <text:p>13103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1844" calcext:value-type="float">
            <text:p>1844</text:p>
          </table:table-cell>
          <table:table-cell office:value-type="float" office:value="599" calcext:value-type="float">
            <text:p>599</text:p>
          </table:table-cell>
          <table:table-cell office:value-type="float" office:value="106206" calcext:value-type="float">
            <text:p>106206</text:p>
          </table:table-cell>
          <table:table-cell office:value-type="float" office:value="17732" calcext:value-type="float">
            <text:p>17732</text:p>
          </table:table-cell>
          <table:table-cell office:value-type="float" office:value="4892" calcext:value-type="float">
            <text:p>4892</text:p>
          </table:table-cell>
          <table:table-cell office:value-type="float" office:value="82372" calcext:value-type="float">
            <text:p>82372</text:p>
          </table:table-cell>
          <table:table-cell office:value-type="float" office:value="43286" calcext:value-type="float">
            <text:p>43286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2084" calcext:value-type="float">
            <text:p>2084</text:p>
          </table:table-cell>
          <table:table-cell office:value-type="float" office:value="555" calcext:value-type="float">
            <text:p>555</text:p>
          </table:table-cell>
          <table:table-cell office:value-type="float" office:value="96294" calcext:value-type="float">
            <text:p>96294</text:p>
          </table:table-cell>
          <table:table-cell office:value-type="float" office:value="17975" calcext:value-type="float">
            <text:p>17975</text:p>
          </table:table-cell>
          <table:table-cell office:value-type="float" office:value="4867" calcext:value-type="float">
            <text:p>4867</text:p>
          </table:table-cell>
          <table:table-cell office:value-type="float" office:value="85259" calcext:value-type="float">
            <text:p>85259</text:p>
          </table:table-cell>
          <table:table-cell office:value-type="float" office:value="43828" calcext:value-type="float">
            <text:p>43828</text:p>
          </table:table-cell>
          <table:table-cell office:value-type="float" office:value="14227" calcext:value-type="float">
            <text:p>14227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1605" calcext:value-type="float">
            <text:p>1605</text:p>
          </table:table-cell>
          <table:table-cell office:value-type="float" office:value="760" calcext:value-type="float">
            <text:p>760</text:p>
          </table:table-cell>
          <table:table-cell office:value-type="float" office:value="100321" calcext:value-type="float">
            <text:p>100321</text:p>
          </table:table-cell>
          <table:table-cell office:value-type="float" office:value="16668" calcext:value-type="float">
            <text:p>16668</text:p>
          </table:table-cell>
          <table:table-cell office:value-type="float" office:value="5508" calcext:value-type="float">
            <text:p>5508</text:p>
          </table:table-cell>
          <table:table-cell office:value-type="float" office:value="81493" calcext:value-type="float">
            <text:p>81493</text:p>
          </table:table-cell>
          <table:table-cell office:value-type="float" office:value="44685" calcext:value-type="float">
            <text:p>44685</text:p>
          </table:table-cell>
          <table:table-cell office:value-type="float" office:value="14868" calcext:value-type="float">
            <text:p>14868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1693" calcext:value-type="float">
            <text:p>1693</text:p>
          </table:table-cell>
          <table:table-cell office:value-type="float" office:value="529" calcext:value-type="float">
            <text:p>529</text:p>
          </table:table-cell>
          <table:table-cell office:value-type="float" office:value="106169" calcext:value-type="float">
            <text:p>106169</text:p>
          </table:table-cell>
          <table:table-cell office:value-type="float" office:value="18637" calcext:value-type="float">
            <text:p>18637</text:p>
          </table:table-cell>
          <table:table-cell office:value-type="float" office:value="5011" calcext:value-type="float">
            <text:p>5011</text:p>
          </table:table-cell>
          <table:table-cell office:value-type="float" office:value="86049" calcext:value-type="float">
            <text:p>86049</text:p>
          </table:table-cell>
          <table:table-cell office:value-type="float" office:value="47709" calcext:value-type="float">
            <text:p>47709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1949" calcext:value-type="float">
            <text:p>1949</text:p>
          </table:table-cell>
          <table:table-cell office:value-type="float" office:value="745" calcext:value-type="float">
            <text:p>74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6876" calcext:value-type="float">
            <text:p>16876</text:p>
          </table:table-cell>
          <table:table-cell office:value-type="float" office:value="4924" calcext:value-type="float">
            <text:p>4924</text:p>
          </table:table-cell>
          <table:table-cell office:value-type="float" office:value="79639" calcext:value-type="float">
            <text:p>79639</text:p>
          </table:table-cell>
          <table:table-cell office:value-type="float" office:value="50404" calcext:value-type="float">
            <text:p>50404</text:p>
          </table:table-cell>
          <table:table-cell office:value-type="float" office:value="14503" calcext:value-type="float">
            <text:p>14503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848" calcext:value-type="float">
            <text:p>1848</text:p>
          </table:table-cell>
          <table:table-cell office:value-type="float" office:value="581" calcext:value-type="float">
            <text:p>581</text:p>
          </table:table-cell>
          <table:table-cell office:value-type="float" office:value="96805" calcext:value-type="float">
            <text:p>96805</text:p>
          </table:table-cell>
          <table:table-cell office:value-type="float" office:value="18764" calcext:value-type="float">
            <text:p>18764</text:p>
          </table:table-cell>
          <table:table-cell office:value-type="float" office:value="4582" calcext:value-type="float">
            <text:p>4582</text:p>
          </table:table-cell>
          <table:table-cell office:value-type="float" office:value="81196" calcext:value-type="float">
            <text:p>81196</text:p>
          </table:table-cell>
          <table:table-cell office:value-type="float" office:value="47362" calcext:value-type="float">
            <text:p>47362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2024" calcext:value-type="float">
            <text:p>2024</text:p>
          </table:table-cell>
          <table:table-cell office:value-type="float" office:value="619" calcext:value-type="float">
            <text:p>619</text:p>
          </table:table-cell>
          <table:table-cell office:value-type="float" office:value="98592" calcext:value-type="float">
            <text:p>98592</text:p>
          </table:table-cell>
          <table:table-cell office:value-type="float" office:value="17671" calcext:value-type="float">
            <text:p>17671</text:p>
          </table:table-cell>
          <table:table-cell office:value-type="float" office:value="4671" calcext:value-type="float">
            <text:p>4671</text:p>
          </table:table-cell>
          <table:table-cell office:value-type="float" office:value="82533" calcext:value-type="float">
            <text:p>82533</text:p>
          </table:table-cell>
          <table:table-cell office:value-type="float" office:value="49479" calcext:value-type="float">
            <text:p>49479</text:p>
          </table:table-cell>
          <table:table-cell office:value-type="float" office:value="14598" calcext:value-type="float">
            <text:p>14598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1406" calcext:value-type="float">
            <text:p>1406</text:p>
          </table:table-cell>
          <table:table-cell office:value-type="float" office:value="716" calcext:value-type="float">
            <text:p>716</text:p>
          </table:table-cell>
          <table:table-cell office:value-type="float" office:value="104741" calcext:value-type="float">
            <text:p>104741</text:p>
          </table:table-cell>
          <table:table-cell office:value-type="float" office:value="20195" calcext:value-type="float">
            <text:p>20195</text:p>
          </table:table-cell>
          <table:table-cell office:value-type="float" office:value="4882" calcext:value-type="float">
            <text:p>4882</text:p>
          </table:table-cell>
          <table:table-cell office:value-type="float" office:value="81816" calcext:value-type="float">
            <text:p>81816</text:p>
          </table:table-cell>
          <table:table-cell office:value-type="float" office:value="43151" calcext:value-type="float">
            <text:p>43151</text:p>
          </table:table-cell>
          <table:table-cell office:value-type="float" office:value="13455" calcext:value-type="float">
            <text:p>13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2:48:16.250493750</meta:creation-date>
    <dc:date>2016-03-15T23:29:23.280649117</dc:date>
    <meta:editing-duration>PT24M25S</meta:editing-duration>
    <meta:editing-cycles>3</meta:editing-cycles>
    <meta:generator>LibreOffice/4.2.8.2$Linux_X86_64 LibreOffice_project/420m0$Build-2</meta:generator>
    <meta:document-statistic meta:table-count="1" meta:cell-count="282" meta:object-count="0"/>
  </office:meta>
</office:document-meta>
</file>